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rc=0.5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64.056630663482">
            <text:p>464.056630663482</text:p>
          </table:table-cell>
          <table:table-cell office:value-type="float" office:value="8.116546373213149">
            <text:p>8.116546373213149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49.72128457383195">
            <text:p>449.72128457383195</text:p>
          </table:table-cell>
          <table:table-cell office:value-type="float" office:value="9.564994662613465">
            <text:p>9.564994662613465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59.49229416980415">
            <text:p>459.49229416980415</text:p>
          </table:table-cell>
          <table:table-cell office:value-type="float" office:value="9.958517385022239">
            <text:p>9.958517385022239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57.45350874995285">
            <text:p>457.45350874995285</text:p>
          </table:table-cell>
          <table:table-cell office:value-type="float" office:value="11.819454990052293">
            <text:p>11.819454990052293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68.5022405797633">
            <text:p>468.5022405797633</text:p>
          </table:table-cell>
          <table:table-cell office:value-type="float" office:value="11.180657830684286">
            <text:p>11.180657830684286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67.2531091346329">
            <text:p>467.2531091346329</text:p>
          </table:table-cell>
          <table:table-cell office:value-type="float" office:value="8.232087679176312">
            <text:p>8.232087679176312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60.1772355418133">
            <text:p>460.1772355418133</text:p>
          </table:table-cell>
          <table:table-cell office:value-type="float" office:value="8.78594180807883">
            <text:p>8.78594180807883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60.81380605934163">
            <text:p>460.81380605934163</text:p>
          </table:table-cell>
          <table:table-cell office:value-type="float" office:value="8.197360124546092">
            <text:p>8.197360124546092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54.562436161187">
            <text:p>454.562436161187</text:p>
          </table:table-cell>
          <table:table-cell office:value-type="float" office:value="11.265172559741824">
            <text:p>11.26517255974182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65.39435378884417">
            <text:p>465.39435378884417</text:p>
          </table:table-cell>
          <table:table-cell office:value-type="float" office:value="11.177507799466234">
            <text:p>11.177507799466234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55.92910943428114">
            <text:p>455.92910943428114</text:p>
          </table:table-cell>
          <table:table-cell office:value-type="float" office:value="4.595846238885376">
            <text:p>4.595846238885376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70.3878549167486">
            <text:p>470.3878549167486</text:p>
          </table:table-cell>
          <table:table-cell office:value-type="float" office:value="7.652204510392631">
            <text:p>7.652204510392631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60.23254552277166">
            <text:p>460.23254552277166</text:p>
          </table:table-cell>
          <table:table-cell office:value-type="float" office:value="8.30658756055088">
            <text:p>8.30658756055088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59.6070902378695">
            <text:p>459.6070902378695</text:p>
          </table:table-cell>
          <table:table-cell office:value-type="float" office:value="12.137435639279479">
            <text:p>12.137435639279479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76.20987860255354">
            <text:p>476.20987860255354</text:p>
          </table:table-cell>
          <table:table-cell office:value-type="float" office:value="7.85955535455065">
            <text:p>7.85955535455065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59.174269076602">
            <text:p>459.174269076602</text:p>
          </table:table-cell>
          <table:table-cell office:value-type="float" office:value="8.99804930692254">
            <text:p>8.99804930692254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75.73022624156977">
            <text:p>475.73022624156977</text:p>
          </table:table-cell>
          <table:table-cell office:value-type="float" office:value="10.603247585029115">
            <text:p>10.603247585029115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58.0151921892666">
            <text:p>458.0151921892666</text:p>
          </table:table-cell>
          <table:table-cell office:value-type="float" office:value="7.8081911678927005">
            <text:p>7.808191167892700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84.4228233416672">
            <text:p>484.4228233416672</text:p>
          </table:table-cell>
          <table:table-cell office:value-type="float" office:value="9.86451274737369">
            <text:p>9.86451274737369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46.5890346613122">
            <text:p>446.5890346613122</text:p>
          </table:table-cell>
          <table:table-cell office:value-type="float" office:value="5.549362016156739">
            <text:p>5.549362016156739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72.01005122675235">
            <text:p>472.01005122675235</text:p>
          </table:table-cell>
          <table:table-cell office:value-type="float" office:value="9.011874061596435">
            <text:p>9.011874061596435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59.676381387356">
            <text:p>459.676381387356</text:p>
          </table:table-cell>
          <table:table-cell office:value-type="float" office:value="9.064306259677368">
            <text:p>9.064306259677368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57.12992494956853">
            <text:p>457.12992494956853</text:p>
          </table:table-cell>
          <table:table-cell office:value-type="float" office:value="9.86070484206359">
            <text:p>9.86070484206359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377.5080244554864">
            <text:p>377.5080244554864</text:p>
          </table:table-cell>
          <table:table-cell office:value-type="float" office:value="10.531754501854733">
            <text:p>10.531754501854733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238.6725012436109">
            <text:p>238.6725012436109</text:p>
          </table:table-cell>
          <table:table-cell office:value-type="float" office:value="8.629301168140035">
            <text:p>8.629301168140035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11.04064744838077">
            <text:p>111.04064744838077</text:p>
          </table:table-cell>
          <table:table-cell office:value-type="float" office:value="17.373553678900098">
            <text:p>17.373553678900098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5.97387921136447">
            <text:p>45.97387921136447</text:p>
          </table:table-cell>
          <table:table-cell office:value-type="float" office:value="13.28234026623726">
            <text:p>13.28234026623726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7.086388963622466">
            <text:p>7.086388963622466</text:p>
          </table:table-cell>
          <table:table-cell office:value-type="float" office:value="4.197340349139755">
            <text:p>4.197340349139755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0.8162846339112739">
            <text:p>0.8162846339112739</text:p>
          </table:table-cell>
          <table:table-cell office:value-type="float" office:value="0.008827919978601552">
            <text:p>0.008827919978601552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0.8082941710553382">
            <text:p>0.8082941710553382</text:p>
          </table:table-cell>
          <table:table-cell office:value-type="float" office:value="0.007616951693892525">
            <text:p>0.007616951693892525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0.7840650420361163">
            <text:p>0.7840650420361163</text:p>
          </table:table-cell>
          <table:table-cell office:value-type="float" office:value="0.007002771331592906">
            <text:p>0.00700277133159290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0.7621004688030737">
            <text:p>0.7621004688030737</text:p>
          </table:table-cell>
          <table:table-cell office:value-type="float" office:value="0.008099753426530448">
            <text:p>0.008099753426530448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0.733608632447478">
            <text:p>0.733608632447478</text:p>
          </table:table-cell>
          <table:table-cell office:value-type="float" office:value="0.0064721849182236245">
            <text:p>0.006472184918223624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7055976603896451">
            <text:p>0.7055976603896451</text:p>
          </table:table-cell>
          <table:table-cell office:value-type="float" office:value="0.008155387944032803">
            <text:p>0.008155387944032803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6768300644478933">
            <text:p>0.6768300644478933</text:p>
          </table:table-cell>
          <table:table-cell office:value-type="float" office:value="0.006963501190417775">
            <text:p>0.006963501190417775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6646916098418467">
            <text:p>0.6646916098418467</text:p>
          </table:table-cell>
          <table:table-cell office:value-type="float" office:value="0.008233641194340235">
            <text:p>0.00823364119434023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623698711941713">
            <text:p>0.623698711941713</text:p>
          </table:table-cell>
          <table:table-cell office:value-type="float" office:value="0.006868635172919825">
            <text:p>0.006868635172919825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6294477208710798">
            <text:p>0.6294477208710798</text:p>
          </table:table-cell>
          <table:table-cell office:value-type="float" office:value="0.007992658507817491">
            <text:p>0.007992658507817491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0.9679859210744585">
            <text:p>0.9679859210744585</text:p>
          </table:table-cell>
          <table:table-cell office:value-type="float" office:value="0.029848250686937118">
            <text:p>0.02984825068693711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777808467166052">
            <text:p>1.777808467166052</text:p>
          </table:table-cell>
          <table:table-cell office:value-type="float" office:value="0.05159243180145847">
            <text:p>0.051592431801458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9999719284843505">
            <text:p>1.9999719284843505</text:p>
          </table:table-cell>
          <table:table-cell office:value-type="float" office:value="0.062270538953993954">
            <text:p>0.062270538953993954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736456612536466">
            <text:p>2.736456612536466</text:p>
          </table:table-cell>
          <table:table-cell office:value-type="float" office:value="0.14489222182384381">
            <text:p>0.14489222182384381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3.154775402865766">
            <text:p>3.154775402865766</text:p>
          </table:table-cell>
          <table:table-cell office:value-type="float" office:value="0.09053477200203397">
            <text:p>0.09053477200203397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8967756125475335">
            <text:p>3.8967756125475335</text:p>
          </table:table-cell>
          <table:table-cell office:value-type="float" office:value="0.11211999576584586">
            <text:p>0.11211999576584586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404258417991074">
            <text:p>4.404258417991074</text:p>
          </table:table-cell>
          <table:table-cell office:value-type="float" office:value="0.16890963703667866">
            <text:p>0.16890963703667866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5.691201424882715">
            <text:p>5.691201424882715</text:p>
          </table:table-cell>
          <table:table-cell office:value-type="float" office:value="0.16234580623298622">
            <text:p>0.16234580623298622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6.594644534592419">
            <text:p>6.594644534592419</text:p>
          </table:table-cell>
          <table:table-cell office:value-type="float" office:value="0.26436805580485084">
            <text:p>0.26436805580485084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8.555726849233741">
            <text:p>8.555726849233741</text:p>
          </table:table-cell>
          <table:table-cell office:value-type="float" office:value="0.3085020992726832">
            <text:p>0.3085020992726832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1.213542235048601">
            <text:p>11.213542235048601</text:p>
          </table:table-cell>
          <table:table-cell office:value-type="float" office:value="0.2975990324023325">
            <text:p>0.297599032402332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2.611728496819202">
            <text:p>12.611728496819202</text:p>
          </table:table-cell>
          <table:table-cell office:value-type="float" office:value="0.26508408110938175">
            <text:p>0.2650840811093817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5.715505661749228">
            <text:p>15.715505661749228</text:p>
          </table:table-cell>
          <table:table-cell office:value-type="float" office:value="0.814810581227861">
            <text:p>0.814810581227861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9.090178970704514">
            <text:p>19.090178970704514</text:p>
          </table:table-cell>
          <table:table-cell office:value-type="float" office:value="0.623783110675064">
            <text:p>0.623783110675064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5.36063583488282">
            <text:p>25.36063583488282</text:p>
          </table:table-cell>
          <table:table-cell office:value-type="float" office:value="2.608354719283088">
            <text:p>2.608354719283088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34.05323818326966">
            <text:p>34.05323818326966</text:p>
          </table:table-cell>
          <table:table-cell office:value-type="float" office:value="1.2288347831044095">
            <text:p>1.2288347831044095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80.46945097990182">
            <text:p>80.46945097990182</text:p>
          </table:table-cell>
          <table:table-cell office:value-type="float" office:value="2.361529317322857">
            <text:p>2.36152931732285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8.62956184309408">
            <text:p>128.62956184309408</text:p>
          </table:table-cell>
          <table:table-cell office:value-type="float" office:value="5.859319413489318">
            <text:p>5.859319413489318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57.84045914790863">
            <text:p>157.84045914790863</text:p>
          </table:table-cell>
          <table:table-cell office:value-type="float" office:value="5.505382123617138">
            <text:p>5.505382123617138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92.687490954515">
            <text:p>192.687490954515</text:p>
          </table:table-cell>
          <table:table-cell office:value-type="float" office:value="5.943380862155244">
            <text:p>5.94338086215524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1.9855537030448">
            <text:p>241.9855537030448</text:p>
          </table:table-cell>
          <table:table-cell office:value-type="float" office:value="6.2832791671477874">
            <text:p>6.2832791671477874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95.6119255993452">
            <text:p>295.6119255993452</text:p>
          </table:table-cell>
          <table:table-cell office:value-type="float" office:value="2.999330655832888">
            <text:p>2.999330655832888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50.00955253668445">
            <text:p>350.00955253668445</text:p>
          </table:table-cell>
          <table:table-cell office:value-type="float" office:value="7.471192732905161">
            <text:p>7.471192732905161</text:p>
          </table:table-cell>
        </table:table-row>
      </table:table>
      <table:table table:name="rc=1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85.53383301651166">
            <text:p>485.53383301651166</text:p>
          </table:table-cell>
          <table:table-cell office:value-type="float" office:value="8.82794755040426">
            <text:p>8.82794755040426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45.11152087652624">
            <text:p>445.11152087652624</text:p>
          </table:table-cell>
          <table:table-cell office:value-type="float" office:value="10.646942174403103">
            <text:p>10.646942174403103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73.3363290974603">
            <text:p>473.3363290974603</text:p>
          </table:table-cell>
          <table:table-cell office:value-type="float" office:value="9.005157883375967">
            <text:p>9.005157883375967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82.5881429159663">
            <text:p>482.5881429159663</text:p>
          </table:table-cell>
          <table:table-cell office:value-type="float" office:value="4.616314799092523">
            <text:p>4.616314799092523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55.2162550756135">
            <text:p>455.2162550756135</text:p>
          </table:table-cell>
          <table:table-cell office:value-type="float" office:value="8.502963332692406">
            <text:p>8.502963332692406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51.798205501488">
            <text:p>451.798205501488</text:p>
          </table:table-cell>
          <table:table-cell office:value-type="float" office:value="4.710105090066824">
            <text:p>4.710105090066824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65.4424182284198">
            <text:p>465.4424182284198</text:p>
          </table:table-cell>
          <table:table-cell office:value-type="float" office:value="6.900956623547264">
            <text:p>6.900956623547264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62.8545572766093">
            <text:p>462.8545572766093</text:p>
          </table:table-cell>
          <table:table-cell office:value-type="float" office:value="8.345382064844374">
            <text:p>8.345382064844374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54.21332602042094">
            <text:p>454.21332602042094</text:p>
          </table:table-cell>
          <table:table-cell office:value-type="float" office:value="8.59609320477634">
            <text:p>8.5960932047763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62.01214499301466">
            <text:p>462.01214499301466</text:p>
          </table:table-cell>
          <table:table-cell office:value-type="float" office:value="5.278568923840435">
            <text:p>5.27856892384043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67.95289349443993">
            <text:p>467.95289349443993</text:p>
          </table:table-cell>
          <table:table-cell office:value-type="float" office:value="7.413336137449463">
            <text:p>7.41333613744946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71.94667000904445">
            <text:p>471.94667000904445</text:p>
          </table:table-cell>
          <table:table-cell office:value-type="float" office:value="7.594055224494398">
            <text:p>7.594055224494398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47.7446986923504">
            <text:p>447.7446986923504</text:p>
          </table:table-cell>
          <table:table-cell office:value-type="float" office:value="6.5641293363271975">
            <text:p>6.5641293363271975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50.50279771322766">
            <text:p>450.50279771322766</text:p>
          </table:table-cell>
          <table:table-cell office:value-type="float" office:value="7.525319089245293">
            <text:p>7.525319089245293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49.2034103228517">
            <text:p>449.2034103228517</text:p>
          </table:table-cell>
          <table:table-cell office:value-type="float" office:value="7.6618834232242845">
            <text:p>7.6618834232242845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53.7352360386385">
            <text:p>453.7352360386385</text:p>
          </table:table-cell>
          <table:table-cell office:value-type="float" office:value="7.36438377116504">
            <text:p>7.36438377116504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68.2651022202722">
            <text:p>468.2651022202722</text:p>
          </table:table-cell>
          <table:table-cell office:value-type="float" office:value="6.803475309951413">
            <text:p>6.803475309951413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70.7871509648256">
            <text:p>470.7871509648256</text:p>
          </table:table-cell>
          <table:table-cell office:value-type="float" office:value="10.547289669875973">
            <text:p>10.547289669875973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61.6160474060774">
            <text:p>461.6160474060774</text:p>
          </table:table-cell>
          <table:table-cell office:value-type="float" office:value="7.9022653094617175">
            <text:p>7.902265309461717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69.4794857692239">
            <text:p>469.4794857692239</text:p>
          </table:table-cell>
          <table:table-cell office:value-type="float" office:value="5.469967839282723">
            <text:p>5.46996783928272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62.5417111232925">
            <text:p>462.5417111232925</text:p>
          </table:table-cell>
          <table:table-cell office:value-type="float" office:value="8.921431045749845">
            <text:p>8.921431045749845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53.6625022950645">
            <text:p>453.6625022950645</text:p>
          </table:table-cell>
          <table:table-cell office:value-type="float" office:value="9.86961850765937">
            <text:p>9.8696185076593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52.94474949406174">
            <text:p>452.94474949406174</text:p>
          </table:table-cell>
          <table:table-cell office:value-type="float" office:value="6.1623610713360355">
            <text:p>6.1623610713360355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46.34729938816247">
            <text:p>446.34729938816247</text:p>
          </table:table-cell>
          <table:table-cell office:value-type="float" office:value="7.594582066579513">
            <text:p>7.594582066579513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46.6547377935278">
            <text:p>446.6547377935278</text:p>
          </table:table-cell>
          <table:table-cell office:value-type="float" office:value="6.513809576355604">
            <text:p>6.51380957635560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28.92981660365683">
            <text:p>428.92981660365683</text:p>
          </table:table-cell>
          <table:table-cell office:value-type="float" office:value="8.268296577978823">
            <text:p>8.268296577978823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315.3982156852068">
            <text:p>315.3982156852068</text:p>
          </table:table-cell>
          <table:table-cell office:value-type="float" office:value="10.289647975756864">
            <text:p>10.289647975756864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83.1803650512804">
            <text:p>183.1803650512804</text:p>
          </table:table-cell>
          <table:table-cell office:value-type="float" office:value="15.30037328121427">
            <text:p>15.30037328121427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94.98843064187507">
            <text:p>94.98843064187507</text:p>
          </table:table-cell>
          <table:table-cell office:value-type="float" office:value="12.28274354487572">
            <text:p>12.28274354487572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31.353158540005836">
            <text:p>31.353158540005836</text:p>
          </table:table-cell>
          <table:table-cell office:value-type="float" office:value="12.64239862575602">
            <text:p>12.6423986257560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2.13106783844633">
            <text:p>12.13106783844633</text:p>
          </table:table-cell>
          <table:table-cell office:value-type="float" office:value="8.321993244076758">
            <text:p>8.321993244076758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0.8762747544722315">
            <text:p>0.8762747544722315</text:p>
          </table:table-cell>
          <table:table-cell office:value-type="float" office:value="0.020494668397822872">
            <text:p>0.020494668397822872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0.818212497829687">
            <text:p>0.818212497829687</text:p>
          </table:table-cell>
          <table:table-cell office:value-type="float" office:value="0.021269625487233795">
            <text:p>0.02126962548723379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8253288680710977">
            <text:p>0.8253288680710977</text:p>
          </table:table-cell>
          <table:table-cell office:value-type="float" office:value="0.008985393631893435">
            <text:p>0.008985393631893435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7920578913178481">
            <text:p>0.7920578913178481</text:p>
          </table:table-cell>
          <table:table-cell office:value-type="float" office:value="0.012255934857691688">
            <text:p>0.012255934857691688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7900618816154203">
            <text:p>0.7900618816154203</text:p>
          </table:table-cell>
          <table:table-cell office:value-type="float" office:value="0.01625502098943104">
            <text:p>0.01625502098943104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7702781804495764">
            <text:p>0.7702781804495764</text:p>
          </table:table-cell>
          <table:table-cell office:value-type="float" office:value="0.020641348570526623">
            <text:p>0.020641348570526623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8359691785407687">
            <text:p>0.8359691785407687</text:p>
          </table:table-cell>
          <table:table-cell office:value-type="float" office:value="0.02729606072651894">
            <text:p>0.02729606072651894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0819999959240738">
            <text:p>1.0819999959240738</text:p>
          </table:table-cell>
          <table:table-cell office:value-type="float" office:value="0.05627745291786684">
            <text:p>0.05627745291786684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250761825717901">
            <text:p>1.4250761825717901</text:p>
          </table:table-cell>
          <table:table-cell office:value-type="float" office:value="0.04045984061952124">
            <text:p>0.0404598406195212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977705753991314">
            <text:p>1.977705753991314</text:p>
          </table:table-cell>
          <table:table-cell office:value-type="float" office:value="0.03597110727861686">
            <text:p>0.03597110727861686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4554286164723633">
            <text:p>2.4554286164723633</text:p>
          </table:table-cell>
          <table:table-cell office:value-type="float" office:value="0.057048278510024815">
            <text:p>0.057048278510024815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.7602280824158916">
            <text:p>2.7602280824158916</text:p>
          </table:table-cell>
          <table:table-cell office:value-type="float" office:value="0.11311951999873104">
            <text:p>0.1131195199987310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7383540273468006">
            <text:p>3.7383540273468006</text:p>
          </table:table-cell>
          <table:table-cell office:value-type="float" office:value="0.1715090304781375">
            <text:p>0.171509030478137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589411784559401">
            <text:p>4.589411784559401</text:p>
          </table:table-cell>
          <table:table-cell office:value-type="float" office:value="0.1198207345010299">
            <text:p>0.1198207345010299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5.75074709985106">
            <text:p>5.75074709985106</text:p>
          </table:table-cell>
          <table:table-cell office:value-type="float" office:value="0.15726856066212133">
            <text:p>0.1572685606621213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7.062743297701523">
            <text:p>7.062743297701523</text:p>
          </table:table-cell>
          <table:table-cell office:value-type="float" office:value="0.20858847650396936">
            <text:p>0.20858847650396936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8.210332758285801">
            <text:p>8.210332758285801</text:p>
          </table:table-cell>
          <table:table-cell office:value-type="float" office:value="0.2583076594164993">
            <text:p>0.2583076594164993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0.516570700465113">
            <text:p>10.516570700465113</text:p>
          </table:table-cell>
          <table:table-cell office:value-type="float" office:value="0.3981910195034404">
            <text:p>0.398191019503440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3.126856911618002">
            <text:p>13.126856911618002</text:p>
          </table:table-cell>
          <table:table-cell office:value-type="float" office:value="0.7763375711854152">
            <text:p>0.7763375711854152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5.827582947834859">
            <text:p>15.827582947834859</text:p>
          </table:table-cell>
          <table:table-cell office:value-type="float" office:value="0.5220638351141843">
            <text:p>0.5220638351141843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20.22305662592176">
            <text:p>20.22305662592176</text:p>
          </table:table-cell>
          <table:table-cell office:value-type="float" office:value="0.8435552970586955">
            <text:p>0.843555297058695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2.556534689030364">
            <text:p>22.556534689030364</text:p>
          </table:table-cell>
          <table:table-cell office:value-type="float" office:value="1.0070364963357565">
            <text:p>1.007036496335756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44.53612070837776">
            <text:p>44.53612070837776</text:p>
          </table:table-cell>
          <table:table-cell office:value-type="float" office:value="3.1853679731409033">
            <text:p>3.185367973140903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75.25768584530236">
            <text:p>75.25768584530236</text:p>
          </table:table-cell>
          <table:table-cell office:value-type="float" office:value="3.18107081827238">
            <text:p>3.18107081827238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9.80904442811762">
            <text:p>119.80904442811762</text:p>
          </table:table-cell>
          <table:table-cell office:value-type="float" office:value="1.6572310782795658">
            <text:p>1.6572310782795658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57.21347638022576">
            <text:p>157.21347638022576</text:p>
          </table:table-cell>
          <table:table-cell office:value-type="float" office:value="4.0888793450338445">
            <text:p>4.0888793450338445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90.90641639318864">
            <text:p>190.90641639318864</text:p>
          </table:table-cell>
          <table:table-cell office:value-type="float" office:value="4.806953349177108">
            <text:p>4.80695334917710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28.34549533484034">
            <text:p>228.34549533484034</text:p>
          </table:table-cell>
          <table:table-cell office:value-type="float" office:value="6.044975945971908">
            <text:p>6.044975945971908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87.1037689580361">
            <text:p>287.1037689580361</text:p>
          </table:table-cell>
          <table:table-cell office:value-type="float" office:value="8.900381247081617">
            <text:p>8.90038124708161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55.02139166752835">
            <text:p>355.02139166752835</text:p>
          </table:table-cell>
          <table:table-cell office:value-type="float" office:value="7.103989519601063">
            <text:p>7.103989519601063</text:p>
          </table:table-cell>
        </table:table-row>
      </table:table>
      <table:table table:name="rc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54.94715393029236">
            <text:p>454.94715393029236</text:p>
          </table:table-cell>
          <table:table-cell office:value-type="float" office:value="6.129019781397334">
            <text:p>6.129019781397334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71.980828320541">
            <text:p>471.980828320541</text:p>
          </table:table-cell>
          <table:table-cell office:value-type="float" office:value="9.302514904022456">
            <text:p>9.30251490402245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74.65581582410607">
            <text:p>474.65581582410607</text:p>
          </table:table-cell>
          <table:table-cell office:value-type="float" office:value="8.453386265293837">
            <text:p>8.453386265293837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69.24218665396376">
            <text:p>469.24218665396376</text:p>
          </table:table-cell>
          <table:table-cell office:value-type="float" office:value="4.984770742601389">
            <text:p>4.984770742601389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43.77646416298495">
            <text:p>443.77646416298495</text:p>
          </table:table-cell>
          <table:table-cell office:value-type="float" office:value="9.826429806049527">
            <text:p>9.826429806049527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54.30341139809127">
            <text:p>454.30341139809127</text:p>
          </table:table-cell>
          <table:table-cell office:value-type="float" office:value="5.916148766598155">
            <text:p>5.916148766598155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62.65940113918293">
            <text:p>462.65940113918293</text:p>
          </table:table-cell>
          <table:table-cell office:value-type="float" office:value="11.499127887378535">
            <text:p>11.499127887378535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71.0561397756778">
            <text:p>471.0561397756778</text:p>
          </table:table-cell>
          <table:table-cell office:value-type="float" office:value="9.00504437793438">
            <text:p>9.00504437793438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62.6990623734102">
            <text:p>462.6990623734102</text:p>
          </table:table-cell>
          <table:table-cell office:value-type="float" office:value="7.687695571258026">
            <text:p>7.68769557125802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77.44894168604014">
            <text:p>477.44894168604014</text:p>
          </table:table-cell>
          <table:table-cell office:value-type="float" office:value="8.779457898224395">
            <text:p>8.77945789822439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76.56503223408856">
            <text:p>476.56503223408856</text:p>
          </table:table-cell>
          <table:table-cell office:value-type="float" office:value="6.325359715042788">
            <text:p>6.325359715042788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54.6863279001018">
            <text:p>454.6863279001018</text:p>
          </table:table-cell>
          <table:table-cell office:value-type="float" office:value="7.94745877428858">
            <text:p>7.94745877428858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62.302999837502">
            <text:p>462.302999837502</text:p>
          </table:table-cell>
          <table:table-cell office:value-type="float" office:value="6.5354015199835365">
            <text:p>6.5354015199835365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52.07232646036744">
            <text:p>452.07232646036744</text:p>
          </table:table-cell>
          <table:table-cell office:value-type="float" office:value="8.395359274364814">
            <text:p>8.39535927436481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61.7291304241721">
            <text:p>461.7291304241721</text:p>
          </table:table-cell>
          <table:table-cell office:value-type="float" office:value="6.706365763112686">
            <text:p>6.706365763112686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59.6258665949149">
            <text:p>459.6258665949149</text:p>
          </table:table-cell>
          <table:table-cell office:value-type="float" office:value="9.226844367710042">
            <text:p>9.22684436771004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59.345063659324">
            <text:p>459.345063659324</text:p>
          </table:table-cell>
          <table:table-cell office:value-type="float" office:value="6.098205927534657">
            <text:p>6.098205927534657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55.64295083165314">
            <text:p>455.64295083165314</text:p>
          </table:table-cell>
          <table:table-cell office:value-type="float" office:value="10.491813408683424">
            <text:p>10.491813408683424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65.9643809003457">
            <text:p>465.9643809003457</text:p>
          </table:table-cell>
          <table:table-cell office:value-type="float" office:value="9.21387676977558">
            <text:p>9.21387676977558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54.4735515759239">
            <text:p>454.4735515759239</text:p>
          </table:table-cell>
          <table:table-cell office:value-type="float" office:value="8.696728669550255">
            <text:p>8.69672866955025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59.25561017131406">
            <text:p>459.25561017131406</text:p>
          </table:table-cell>
          <table:table-cell office:value-type="float" office:value="6.782895713762834">
            <text:p>6.782895713762834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72.94208399347207">
            <text:p>472.94208399347207</text:p>
          </table:table-cell>
          <table:table-cell office:value-type="float" office:value="5.830837084097329">
            <text:p>5.830837084097329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59.7082911504419">
            <text:p>459.7082911504419</text:p>
          </table:table-cell>
          <table:table-cell office:value-type="float" office:value="6.084345591949853">
            <text:p>6.084345591949853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70.20114795924957">
            <text:p>470.20114795924957</text:p>
          </table:table-cell>
          <table:table-cell office:value-type="float" office:value="6.623696532600627">
            <text:p>6.623696532600627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46.7173978899672">
            <text:p>446.7173978899672</text:p>
          </table:table-cell>
          <table:table-cell office:value-type="float" office:value="10.39855568184946">
            <text:p>10.39855568184946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60.7344882020281">
            <text:p>460.7344882020281</text:p>
          </table:table-cell>
          <table:table-cell office:value-type="float" office:value="8.905478146844128">
            <text:p>8.905478146844128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51.7363583425049">
            <text:p>451.7363583425049</text:p>
          </table:table-cell>
          <table:table-cell office:value-type="float" office:value="5.953876677817887">
            <text:p>5.953876677817887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465.6905323913011">
            <text:p>465.6905323913011</text:p>
          </table:table-cell>
          <table:table-cell office:value-type="float" office:value="9.39515996875556">
            <text:p>9.3951599687555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389.2452054230105">
            <text:p>389.2452054230105</text:p>
          </table:table-cell>
          <table:table-cell office:value-type="float" office:value="8.398688342345029">
            <text:p>8.398688342345029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282.30981916270184">
            <text:p>282.30981916270184</text:p>
          </table:table-cell>
          <table:table-cell office:value-type="float" office:value="9.654605010318429">
            <text:p>9.654605010318429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72.67729118318238">
            <text:p>172.67729118318238</text:p>
          </table:table-cell>
          <table:table-cell office:value-type="float" office:value="12.237445681316952">
            <text:p>12.237445681316952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68.84768841998611">
            <text:p>68.84768841998611</text:p>
          </table:table-cell>
          <table:table-cell office:value-type="float" office:value="16.127133275894074">
            <text:p>16.127133275894074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27.23275938046616">
            <text:p>27.23275938046616</text:p>
          </table:table-cell>
          <table:table-cell office:value-type="float" office:value="9.83068934689974">
            <text:p>9.8306893468997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9.830142390669518">
            <text:p>9.830142390669518</text:p>
          </table:table-cell>
          <table:table-cell office:value-type="float" office:value="8.154706257711025">
            <text:p>8.154706257711025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4.069257112446453">
            <text:p>4.069257112446453</text:p>
          </table:table-cell>
          <table:table-cell office:value-type="float" office:value="2.380639042185568">
            <text:p>2.380639042185568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637622777339222">
            <text:p>1.637622777339222</text:p>
          </table:table-cell>
          <table:table-cell office:value-type="float" office:value="0.016484857630136587">
            <text:p>0.016484857630136587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6506841291421082">
            <text:p>1.6506841291421082</text:p>
          </table:table-cell>
          <table:table-cell office:value-type="float" office:value="0.011612381315548875">
            <text:p>0.011612381315548875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7196322667492008">
            <text:p>1.7196322667492008</text:p>
          </table:table-cell>
          <table:table-cell office:value-type="float" office:value="0.038626061373415385">
            <text:p>0.038626061373415385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765195146042321">
            <text:p>1.765195146042321</text:p>
          </table:table-cell>
          <table:table-cell office:value-type="float" office:value="0.026215366122921562">
            <text:p>0.026215366122921562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8396943264098489">
            <text:p>1.8396943264098489</text:p>
          </table:table-cell>
          <table:table-cell office:value-type="float" office:value="0.031203583083808325">
            <text:p>0.0312035830838083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053027486190376">
            <text:p>2.053027486190376</text:p>
          </table:table-cell>
          <table:table-cell office:value-type="float" office:value="0.06830497618672658">
            <text:p>0.06830497618672658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4985665149692093">
            <text:p>2.4985665149692093</text:p>
          </table:table-cell>
          <table:table-cell office:value-type="float" office:value="0.08140616266230892">
            <text:p>0.08140616266230892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.6128030337162684">
            <text:p>2.6128030337162684</text:p>
          </table:table-cell>
          <table:table-cell office:value-type="float" office:value="0.08371039295827873">
            <text:p>0.08371039295827873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2440732463227926">
            <text:p>3.2440732463227926</text:p>
          </table:table-cell>
          <table:table-cell office:value-type="float" office:value="0.10038990901740212">
            <text:p>0.10038990901740212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049224732528126">
            <text:p>4.049224732528126</text:p>
          </table:table-cell>
          <table:table-cell office:value-type="float" office:value="0.15957571156125488">
            <text:p>0.15957571156125488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5.181910010598793">
            <text:p>5.181910010598793</text:p>
          </table:table-cell>
          <table:table-cell office:value-type="float" office:value="0.16941214309619415">
            <text:p>0.16941214309619415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6.282050555830997">
            <text:p>6.282050555830997</text:p>
          </table:table-cell>
          <table:table-cell office:value-type="float" office:value="0.15415703536886827">
            <text:p>0.15415703536886827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7.961801034969282">
            <text:p>7.961801034969282</text:p>
          </table:table-cell>
          <table:table-cell office:value-type="float" office:value="0.2842486707800576">
            <text:p>0.2842486707800576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9.940244588080953">
            <text:p>9.940244588080953</text:p>
          </table:table-cell>
          <table:table-cell office:value-type="float" office:value="0.3417268995894765">
            <text:p>0.341726899589476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2.931444256936834">
            <text:p>12.931444256936834</text:p>
          </table:table-cell>
          <table:table-cell office:value-type="float" office:value="1.1433939838012175">
            <text:p>1.143393983801217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5.54435269712879">
            <text:p>15.54435269712879</text:p>
          </table:table-cell>
          <table:table-cell office:value-type="float" office:value="0.466803388693896">
            <text:p>0.466803388693896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22.240922182445114">
            <text:p>22.240922182445114</text:p>
          </table:table-cell>
          <table:table-cell office:value-type="float" office:value="5.337630151631181">
            <text:p>5.337630151631181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5.10203289346046">
            <text:p>25.10203289346046</text:p>
          </table:table-cell>
          <table:table-cell office:value-type="float" office:value="1.1966302561605187">
            <text:p>1.1966302561605187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50.82514439645731">
            <text:p>50.82514439645731</text:p>
          </table:table-cell>
          <table:table-cell office:value-type="float" office:value="6.612048272318778">
            <text:p>6.612048272318778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89.60184360924534">
            <text:p>89.60184360924534</text:p>
          </table:table-cell>
          <table:table-cell office:value-type="float" office:value="5.163586161599305">
            <text:p>5.163586161599305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4.89123631668372">
            <text:p>114.89123631668372</text:p>
          </table:table-cell>
          <table:table-cell office:value-type="float" office:value="2.357558085108291">
            <text:p>2.357558085108291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66.43229471802152">
            <text:p>166.43229471802152</text:p>
          </table:table-cell>
          <table:table-cell office:value-type="float" office:value="4.243239638447486">
            <text:p>4.243239638447486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94.02190924345655">
            <text:p>194.02190924345655</text:p>
          </table:table-cell>
          <table:table-cell office:value-type="float" office:value="5.767275912748426">
            <text:p>5.767275912748426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0.7512269081191">
            <text:p>240.7512269081191</text:p>
          </table:table-cell>
          <table:table-cell office:value-type="float" office:value="4.9475236143993016">
            <text:p>4.9475236143993016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79.65622092378214">
            <text:p>279.65622092378214</text:p>
          </table:table-cell>
          <table:table-cell office:value-type="float" office:value="8.60740733082551">
            <text:p>8.60740733082551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40.83661773330965">
            <text:p>340.83661773330965</text:p>
          </table:table-cell>
          <table:table-cell office:value-type="float" office:value="7.8792670578322435">
            <text:p>7.87926705783224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